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zxx" fo:country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layer="layout" svg:width="1cm" svg:height="1cm" svg:x="1cm" svg:y="6cm">
          <draw:text-box>
            <text:p><text:s/></text:p>
          </draw:text-box>
        </draw:frame>
        <draw:frame draw:style-name="gr1" draw:layer="layout" svg:width="1cm" svg:height="1cm" svg:x="13cm" svg:y="7.8cm">
          <draw:text-box>
            <text:p><text:s/></text:p>
          </draw:text-box>
        </draw:frame>
        <draw:rect draw:style-name="gr2" draw:text-style-name="P1" xml:id="id2" draw:id="id2" draw:layer="layout" svg:width="4cm" svg:height="2cm" svg:x="7cm" svg:y="2cm" draw:corner-radius="0.5cm">
          <text:p text:style-name="P1"><text:span text:style-name="T1">Create</text:span></text:p>
          <text:p text:style-name="P1"><text:span text:style-name="T1">workspace</text:span></text:p>
        </draw:rect>
        <draw:rect draw:style-name="gr2" draw:text-style-name="P1" xml:id="id11" draw:id="id11" draw:layer="layout" svg:width="4cm" svg:height="2cm" svg:x="7cm" svg:y="5cm" draw:corner-radius="0.5cm">
          <draw:glue-point draw:id="4" svg:x="-5cm" svg:y="3cm"/>
          <draw:glue-point draw:id="5" svg:x="-5cm" svg:y="-3cm"/>
          <text:p text:style-name="P1"><text:span text:style-name="T1">Browse</text:span></text:p>
          <text:p text:style-name="P1"><text:span text:style-name="T1">workspace</text:span></text:p>
        </draw:rect>
        <draw:rect draw:style-name="gr2" draw:text-style-name="P1" xml:id="id8" draw:id="id8" draw:layer="layout" svg:width="4cm" svg:height="2cm" svg:x="7cm" svg:y="8cm" draw:corner-radius="0.5cm">
          <text:p text:style-name="P1"><text:span text:style-name="T1">Put</text:span></text:p>
          <text:p text:style-name="P1"><text:span text:style-name="T1">document</text:span></text:p>
        </draw:rect>
        <draw:rect draw:style-name="gr2" draw:text-style-name="P1" xml:id="id3" draw:id="id3" draw:layer="layout" svg:width="4cm" svg:height="2cm" svg:x="2cm" svg:y="11cm" draw:corner-radius="0.5cm">
          <draw:glue-point draw:id="4" svg:x="2.5cm" svg:y="-5cm"/>
          <draw:glue-point draw:id="5" svg:x="-2.5cm" svg:y="-5cm"/>
          <text:p text:style-name="P1"><text:span text:style-name="T2">Get</text:span></text:p>
          <text:p text:style-name="P1"><text:span text:style-name="T2">document</text:span></text:p>
        </draw:rect>
        <draw:rect draw:style-name="gr2" draw:text-style-name="P1" draw:layer="layout" svg:width="4cm" svg:height="2cm" svg:x="7cm" svg:y="11cm" draw:corner-radius="0.5cm">
          <text:p text:style-name="P1"><text:span text:style-name="T1">List</text:span></text:p>
          <text:p text:style-name="P1"><text:span text:style-name="T1">versions</text:span></text:p>
        </draw:rect>
        <draw:rect draw:style-name="gr2" draw:text-style-name="P1" xml:id="id4" draw:id="id4" draw:layer="layout" svg:width="4cm" svg:height="2cm" svg:x="12cm" svg:y="11cm" draw:corner-radius="0.5cm">
          <text:p text:style-name="P1"><text:span text:style-name="T2">Remove</text:span></text:p>
          <text:p text:style-name="P1"><text:span text:style-name="T2">document</text:span></text:p>
        </draw:rect>
        <draw:rect draw:style-name="gr2" draw:text-style-name="P1" xml:id="id6" draw:id="id6" draw:layer="layout" svg:width="4cm" svg:height="2cm" svg:x="2cm" svg:y="14cm" draw:corner-radius="0.5cm">
          <text:p text:style-name="P1"><text:span text:style-name="T1">View previous</text:span></text:p>
          <text:p text:style-name="P1"><text:span text:style-name="T1">Version</text:span></text:p>
        </draw:rect>
        <draw:rect draw:style-name="gr2" draw:text-style-name="P1" xml:id="id9" draw:id="id9" draw:layer="layout" svg:width="4cm" svg:height="1.9cm" svg:x="7cm" svg:y="14cm" draw:corner-radius="0.5cm">
          <text:p text:style-name="P1"><text:span text:style-name="T1">Restore</text:span></text:p>
          <text:p text:style-name="P1"><text:span text:style-name="T1">version</text:span></text:p>
        </draw:rect>
        <draw:rect draw:style-name="gr2" draw:text-style-name="P1" xml:id="id7" draw:id="id7" draw:layer="layout" svg:width="4cm" svg:height="2cm" svg:x="12cm" svg:y="14cm" draw:corner-radius="0.5cm">
          <text:p text:style-name="P1"><text:span text:style-name="T2">Delete</text:span></text:p>
          <text:p text:style-name="P1">version</text:p>
        </draw:rect>
        <draw:rect draw:style-name="gr2" draw:text-style-name="P1" xml:id="id1" draw:id="id1" draw:layer="layout" svg:width="4cm" svg:height="2cm" svg:x="12cm" svg:y="5cm" draw:corner-radius="0.5cm">
          <text:p text:style-name="P1"><text:span text:style-name="T2">Delete</text:span></text:p>
          <text:p text:style-name="P1"><text:span text:style-name="T2">workspace</text:span></text:p>
        </draw:rect>
        <draw:line draw:style-name="gr3" draw:text-style-name="P1" draw:layer="layout" svg:x1="9cm" svg:y1="4cm" svg:x2="9cm" svg:y2="5cm">
          <text:p/>
        </draw:line>
        <draw:line draw:style-name="gr3" draw:text-style-name="P1" draw:layer="layout" svg:x1="11cm" svg:y1="6cm" svg:x2="12cm" svg:y2="6cm">
          <text:p/>
        </draw:line>
        <draw:connector draw:style-name="gr3" draw:text-style-name="P1" draw:layer="layout" draw:type="curve" svg:x1="14cm" svg:y1="5cm" svg:x2="11cm" svg:y2="3cm" draw:start-shape="id1" draw:start-glue-point="0" draw:end-shape="id2" draw:end-glue-point="1" svg:d="m14000 5000c0-1334-1000-2000-3000-2000">
          <text:p/>
        </draw:connector>
        <draw:line draw:style-name="gr3" draw:text-style-name="P1" draw:layer="layout" svg:x1="9cm" svg:y1="7cm" svg:x2="9cm" svg:y2="8cm">
          <text:p/>
        </draw:line>
        <draw:connector draw:style-name="gr3" draw:text-style-name="P1" draw:layer="layout" draw:type="curve" svg:x1="9cm" svg:y1="10cm" svg:x2="5cm" svg:y2="11cm" draw:end-shape="id3" draw:end-glue-point="4" svg:d="m9000 10000c0 375-4000-125-4000 1000">
          <text:p/>
        </draw:connector>
        <draw:connector draw:style-name="gr3" draw:text-style-name="P1" draw:layer="layout" draw:type="curve" svg:x1="9cm" svg:y1="10cm" svg:x2="14cm" svg:y2="11cm" draw:end-shape="id4" draw:end-glue-point="0" svg:d="m9000 10000c0 375 5000-125 5000 1000">
          <text:p/>
        </draw:connector>
        <draw:line draw:style-name="gr3" draw:text-style-name="P1" xml:id="id5" draw:id="id5" draw:layer="layout" svg:x1="9cm" svg:y1="13cm" svg:x2="9cm" svg:y2="14cm">
          <text:p/>
        </draw:line>
        <draw:connector draw:style-name="gr3" draw:text-style-name="P1" draw:layer="layout" draw:type="curve" svg:x1="9cm" svg:y1="13cm" svg:x2="4cm" svg:y2="14cm" draw:start-shape="id5" draw:start-glue-point="0" draw:end-shape="id6" draw:end-glue-point="0" svg:d="m9000 13000c-3334 0-5000 333-5000 1000">
          <text:p/>
        </draw:connector>
        <draw:connector draw:style-name="gr3" draw:text-style-name="P1" draw:layer="layout" draw:type="curve" svg:x1="9cm" svg:y1="13cm" svg:x2="14cm" svg:y2="14cm" draw:start-shape="id5" draw:start-glue-point="0" draw:end-shape="id7" draw:end-glue-point="0" svg:d="m9000 13000c3334 0 5000 333 5000 1000">
          <text:p/>
        </draw:connector>
        <draw:connector draw:style-name="gr3" draw:text-style-name="P1" draw:layer="layout" draw:type="curve" svg:x1="14cm" svg:y1="16cm" svg:x2="11cm" svg:y2="9cm" draw:start-shape="id7" draw:start-glue-point="2" draw:end-shape="id8" draw:end-glue-point="1" svg:d="m14000 16000c0 751 1251 626 2563-1311s2688-5689-5563-5689">
          <text:p/>
        </draw:connector>
        <draw:connector draw:style-name="gr3" draw:text-style-name="P1" draw:layer="layout" draw:type="curve" svg:x1="9cm" svg:y1="15.9cm" svg:x2="11cm" svg:y2="9cm" draw:start-shape="id9" draw:start-glue-point="2" draw:end-shape="id8" draw:end-glue-point="1" svg:d="m9000 15900c0 751 1251 626 1939-1286s812-5614 61-5614">
          <text:p/>
        </draw:connector>
        <draw:connector draw:style-name="gr3" draw:text-style-name="P1" draw:layer="layout" draw:type="curve" svg:x1="2cm" svg:y1="15cm" svg:x2="2cm" svg:y2="12cm" draw:start-shape="id6" draw:start-glue-point="3" draw:end-shape="id3" draw:end-glue-point="3" svg:d="m2000 15000c-751 0-751-3000 0-3000">
          <text:p/>
        </draw:connector>
        <draw:custom-shape draw:style-name="gr4" draw:text-style-name="P1" draw:layer="layout" svg:width="1cm" svg:height="1cm" svg:x="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cm" svg:y1="3cm" svg:x2="7cm" svg:y2="3cm">
          <text:p/>
        </draw:line>
        <draw:custom-shape draw:style-name="gr5" draw:text-style-name="P1" xml:id="id10" draw:id="id10" draw:layer="layout" svg:width="1cm" svg:height="1cm" svg:x="13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4.354cm" svg:y1="8.854cm" svg:x2="13.646cm" svg:y2="8.146cm" draw:start-shape="id10" draw:start-glue-point="9" draw:end-shape="id10" draw:end-glue-point="5" svg:d="m14354 8854-708-708">
          <text:p/>
        </draw:connector>
        <draw:connector draw:style-name="gr6" draw:text-style-name="P1" draw:layer="layout" draw:type="line" svg:x1="14.354cm" svg:y1="8.146cm" svg:x2="13.646cm" svg:y2="8.854cm" draw:start-shape="id10" draw:start-glue-point="11" draw:end-shape="id10" draw:end-glue-point="7" svg:d="m14354 8146-708 708">
          <text:p/>
        </draw:connector>
        <draw:line draw:style-name="gr3" draw:text-style-name="P1" draw:layer="layout" svg:x1="14cm" svg:y1="7cm" svg:x2="14cm" svg:y2="8cm">
          <text:p/>
        </draw:line>
        <draw:connector draw:style-name="gr3" draw:text-style-name="P1" draw:layer="layout" draw:type="curve" svg:x1="7cm" svg:y1="9cm" svg:x2="7cm" svg:y2="6.6cm" draw:start-shape="id8" draw:start-glue-point="3" draw:end-shape="id11" draw:end-glue-point="4" svg:d="m7000 9000c-751 0-751-2400 0-2400">
          <text:p/>
        </draw:connector>
        <draw:connector draw:style-name="gr7" draw:text-style-name="P1" draw:layer="layout" draw:type="curve" svg:x1="7cm" svg:y1="5.4cm" svg:x2="3cm" svg:y2="11cm" draw:start-shape="id11" draw:start-glue-point="5" draw:end-shape="id3" draw:end-glue-point="5" svg:d="m7000 5400c-2667 0-4000 1866-4000 5600">
          <text:p/>
        </draw:connector>
        <draw:line draw:style-name="gr3" draw:text-style-name="P1" draw:layer="layout" svg:x1="6cm" svg:y1="12cm" svg:x2="7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4T18:30:12</meta:creation-date>
    <dc:date>2011-05-07T13:30:15</dc:date>
    <meta:editing-duration>PT1H6M15S</meta:editing-duration>
    <meta:editing-cycles>29</meta:editing-cycles>
    <meta:generator>LibreOffice/3.3$Linux LibreOffice_project/330m19$Build-202</meta:generator>
    <meta:document-statistic meta:object-count="33"/>
  </office:meta>
</office:document-meta>
</file>